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/>
          <table:table-cell table:style-name="ce1" office:value-type="string" calcext:value-type="string">
            <text:p>recency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monetary</text:p>
          </table:table-cell>
          <table:table-cell table:style-name="ce1" office:value-type="string" calcext:value-type="string">
            <text:p>Cluster_Size</text:p>
          </table:table-cell>
          <table:table-cell table:style-name="ce4" office:value-type="string" calcext:value-type="string">
            <text:p>Cluster Attributes</text:p>
          </table:table-cell>
        </table:table-row>
        <table:table-row table:style-name="ro2">
          <table:table-cell office:value-type="string" calcext:value-type="string">
            <text:p>kmeans_only</text:p>
          </table:table-cell>
          <table:table-cell table:style-name="ce2" table:number-columns-repeated="3"/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8.204906" calcext:value-type="float">
            <text:p>248.204906</text:p>
          </table:table-cell>
          <table:table-cell office:value-type="float" office:value="4.546176" calcext:value-type="float">
            <text:p>4.546176</text:p>
          </table:table-cell>
          <table:table-cell office:value-type="float" office:value="76.943414" calcext:value-type="float">
            <text:p>76.943414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Old customers, moderately frequent, high spendin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2.5" calcext:value-type="float">
            <text:p>322.5</text:p>
          </table:table-cell>
          <table:table-cell office:value-type="float" office:value="1" calcext:value-type="float">
            <text:p>1</text:p>
          </table:table-cell>
          <table:table-cell office:value-type="float" office:value="38756.8" calcext:value-type="float">
            <text:p>3875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lier: Wholesal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1.772832" calcext:value-type="float">
            <text:p>241.772832</text:p>
          </table:table-cell>
          <table:table-cell office:value-type="float" office:value="4.09363" calcext:value-type="float">
            <text:p>4.09363</text:p>
          </table:table-cell>
          <table:table-cell office:value-type="float" office:value="33.979646" calcext:value-type="float">
            <text:p>33.979646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Old customers, moderately frequent, low spend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6.111111" calcext:value-type="float">
            <text:p>246.111111</text:p>
          </table:table-cell>
          <table:table-cell office:value-type="float" office:value="4.764706" calcext:value-type="float">
            <text:p>4.764706</text:p>
          </table:table-cell>
          <table:table-cell office:value-type="float" office:value="47.358385" calcext:value-type="float">
            <text:p>47.35838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Old customers, moderately frequent, mediocre spend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7.393145" calcext:value-type="float">
            <text:p>247.393145</text:p>
          </table:table-cell>
          <table:table-cell office:value-type="float" office:value="4.136425" calcext:value-type="float">
            <text:p>4.136425</text:p>
          </table:table-cell>
          <table:table-cell office:value-type="float" office:value="40.7348" calcext:value-type="float">
            <text:p>40.7348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Old customers, moderately frequent, mediocre spendin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1.285714" calcext:value-type="float">
            <text:p>141.285714</text:p>
          </table:table-cell>
          <table:table-cell office:value-type="float" office:value="2.142857" calcext:value-type="float">
            <text:p>2.142857</text:p>
          </table:table-cell>
          <table:table-cell office:value-type="float" office:value="11.099452" calcext:value-type="float">
            <text:p>11.0994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sh customers, low frequency, low spending</text:p>
          </table:table-cell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recency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monetary</text:p>
          </table:table-cell>
          <table:table-cell table:style-name="ce1" office:value-type="string" calcext:value-type="string">
            <text:p>Cluster_Size</text:p>
          </table:table-cell>
          <table:table-cell table:style-name="ce4" office:value-type="string" calcext:value-type="string">
            <text:p>Cluster Attributes</text:p>
          </table:table-cell>
        </table:table-row>
        <table:table-row table:style-name="ro2">
          <table:table-cell office:value-type="string" calcext:value-type="string">
            <text:p>2-Stage labels</text:p>
          </table:table-cell>
          <table:table-cell table:style-name="ce2" table:number-columns-repeated="3"/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66670.55" calcext:value-type="float">
            <text:p>6667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old, one timer, outlier, probably whole_sal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92.584892" calcext:value-type="float">
            <text:p>92.584892</text:p>
          </table:table-cell>
          <table:table-cell table:style-name="ce3" office:value-type="float" office:value="1.692595" calcext:value-type="float">
            <text:p>1.692595</text:p>
          </table:table-cell>
          <table:table-cell table:style-name="ce3" office:value-type="float" office:value="43.003638" calcext:value-type="float">
            <text:p>43.003638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Fairly new, low frequency, moderate spending capacity, probably new custom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383.014925" calcext:value-type="float">
            <text:p>383.014925</text:p>
          </table:table-cell>
          <table:table-cell table:style-name="ce3" office:value-type="float" office:value="35.134328" calcext:value-type="float">
            <text:p>35.134328</text:p>
          </table:table-cell>
          <table:table-cell table:style-name="ce3" office:value-type="float" office:value="91.487173" calcext:value-type="float">
            <text:p>91.48717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Very old, highly frequent, high spenders, lost customer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05.5" calcext:value-type="float">
            <text:p>205.5</text:p>
          </table:table-cell>
          <table:table-cell table:style-name="ce3" office:value-type="float" office:value="16.335725" calcext:value-type="float">
            <text:p>16.335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D customers, high frequency, low spend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98.2" calcext:value-type="float">
            <text:p>98.2</text:p>
          </table:table-cell>
          <table:table-cell table:style-name="ce3" office:value-type="float" office:value="20.86309" calcext:value-type="float">
            <text:p>20.863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D customers, high frequency although not as high as cluster 3, low spendin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312.255981" calcext:value-type="float">
            <text:p>312.255981</text:p>
          </table:table-cell>
          <table:table-cell table:style-name="ce3" office:value-type="float" office:value="4.44771" calcext:value-type="float">
            <text:p>4.44771</text:p>
          </table:table-cell>
          <table:table-cell table:style-name="ce3" office:value-type="float" office:value="33.925485" calcext:value-type="float">
            <text:p>33.925485</text:p>
          </table:table-cell>
          <table:table-cell office:value-type="float" office:value="2926" calcext:value-type="float">
            <text:p>2926</text:p>
          </table:table-cell>
          <table:table-cell office:value-type="string" calcext:value-type="string">
            <text:p>Old, low frequency, average spend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20:56:21.033014841</meta:creation-date>
    <dc:date>2020-09-09T21:19:39.660528791</dc:date>
    <meta:editing-duration>PT18S</meta:editing-duration>
    <meta:editing-cycles>1</meta:editing-cycles>
    <meta:document-statistic meta:table-count="1" meta:cell-count="84" meta:object-count="0"/>
    <meta:generator>LibreOffice/6.4.5.2$Linux_X86_64 LibreOffice_project/40$Build-2</meta:generator>
  </office:meta>
</office:document-meta>
</file>